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39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5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6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ackground-color="#ffffcc" fo:border="none"/>
    </style:style>
    <style:style style:name="ce1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7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18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19" style:family="table-cell" style:parent-style-name="Default" style:data-style-name="N50"/>
    <style:style style:name="ce20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21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2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23" style:family="table-cell" style:parent-style-name="Default" style:data-style-name="N41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40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 style:data-style-name="N2">
      <style:table-cell-properties fo:border="none"/>
    </style:style>
    <style:style style:name="ce2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29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зарядка - UltraFire 6000" table:style-name="ta1" table:print="false">
        <table:shapes>
          <draw:frame draw:z-index="0" draw:style-name="gr1" draw:text-style-name="P1" svg:width="17.674cm" svg:height="13.798cm" svg:x="10.409cm" svg:y="0.377cm">
            <draw:object draw:notify-on-update-of-ranges="'зарядка - UltraFire 6000'.B4:'зарядка - UltraFire 6000'.B32 'зарядка - UltraFire 6000'.C2:'зарядка - UltraFire 6000'.C2 'зарядка - UltraFire 6000'.C4:'зарядка - UltraFire 6000'.C32 'зарядка - UltraFire 6000'.B4:'зарядка - UltraFire 6000'.B32 'зарядка - UltraFire 6000'.D2:'зарядка - UltraFire 6000'.D2 'зарядка - UltraFire 6000'.D4:'зарядка - UltraFire 6000'.D32 'зарядка - UltraFire 6000'.B4:'зарядка - UltraFire 6000'.B32 'зарядка - UltraFire 6000'.E2:'зарядка - UltraFire 6000'.E2 'зарядка - UltraFire 6000'.E4:'зарядка - 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ce10"/>
        <table:table-column table:style-name="co2" table:default-cell-style-name="ce16"/>
        <table:table-row table:style-name="ro1">
          <table:table-cell/>
          <table:table-cell table:style-name="ce1"/>
          <table:table-cell table:style-name="ce7" table:number-columns-repeated="2"/>
          <table:table-cell table:style-name="ce13"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4" office:value-type="string">
            <text:p>U [V] внутр.</text:p>
          </table:table-cell>
        </table:table-row>
        <table:table-row table:style-name="ro3">
          <table:table-cell/>
          <table:table-cell table:style-name="ce3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5" office:value-type="float" office:value="3.22">
            <text:p>3,22</text:p>
          </table:table-cell>
        </table:table-row>
        <table:table-row table:style-name="ro3">
          <table:table-cell/>
          <table:table-cell office:value-type="time" office:time-value="PT10H17M00S">
            <text:p>10:17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3">
          <table:table-cell/>
          <table:table-cell office:value-type="time" office:time-value="PT10H18M00S">
            <text:p>10:18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3">
          <table:table-cell/>
          <table:table-cell office:value-type="time" office:time-value="PT10H19M00S">
            <text:p>10:19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3">
          <table:table-cell/>
          <table:table-cell office:value-type="time" office:time-value="PT10H20M00S">
            <text:p>10:20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3">
          <table:table-cell/>
          <table:table-cell office:value-type="time" office:time-value="PT10H22M00S">
            <text:p>10:22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3">
          <table:table-cell/>
          <table:table-cell office:value-type="time" office:time-value="PT10H26M00S">
            <text:p>10:26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3">
          <table:table-cell/>
          <table:table-cell office:value-type="time" office:time-value="PT10H30M00S">
            <text:p>10:30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3">
          <table:table-cell/>
          <table:table-cell office:value-type="time" office:time-value="PT10H32M00S">
            <text:p>10:32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3">
          <table:table-cell/>
          <table:table-cell office:value-type="time" office:time-value="PT10H35M00S">
            <text:p>10:35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3">
          <table:table-cell/>
          <table:table-cell office:value-type="time" office:time-value="PT10H39M00S">
            <text:p>10:39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2M00S">
            <text:p>10:42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6M00S">
            <text:p>10:46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0M00S">
            <text:p>10:50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5M00S">
            <text:p>10:55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0M00S">
            <text:p>11:00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5M00S">
            <text:p>11:05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0M00S">
            <text:p>11:10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5M00S">
            <text:p>11:15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0M00S">
            <text:p>11:20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5M00S">
            <text:p>11:25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0M00S">
            <text:p>11:30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5M00S">
            <text:p>11:35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0M00S">
            <text:p>11:40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5M00S">
            <text:p>11:45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0M00S">
            <text:p>11:50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5M00S">
            <text:p>11:55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9M00S">
            <text:p>11:59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table:style-name="ce5" office:value-type="time" office:time-value="PT11H59M00S">
            <text:p>11:59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3">
            <text:p>4,13</text:p>
          </table:table-cell>
        </table:table-row>
        <table:table-row table:style-name="ro3">
          <table:table-cell/>
          <table:table-cell table:style-name="ce5" office:value-type="time" office:time-value="PT12H02M00S">
            <text:p>12:02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2">
            <text:p>4,12</text:p>
          </table:table-cell>
        </table:table-row>
        <table:table-row table:style-name="ro3">
          <table:table-cell/>
          <table:table-cell table:style-name="ce5" office:value-type="time" office:time-value="PT12H05M00S">
            <text:p>12:05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1">
            <text:p>4,11</text:p>
          </table:table-cell>
        </table:table-row>
        <table:table-row table:style-name="ro3">
          <table:table-cell/>
          <table:table-cell table:style-name="ce6" office:value-type="time" office:time-value="PT12H10M00S">
            <text:p>12: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.02">
            <text:p>5,02</text:p>
          </table:table-cell>
          <table:table-cell table:style-name="ce18" office:value-type="float" office:value="4.11">
            <text:p>4,11</text:p>
          </table:table-cell>
        </table:table-row>
      </table:table>
      <table:table table:name="дохлый 1500" table:style-name="ta1" table:print="false">
        <table:table-column table:style-name="co1" table:default-cell-style-name="Default"/>
        <table:table-column table:style-name="co4" table:visibility="collapse" table:default-cell-style-name="Default"/>
        <table:table-column table:style-name="co2" table:default-cell-style-name="ce25"/>
        <table:table-column table:style-name="co5" table:default-cell-style-name="ce27"/>
        <table:table-column table:style-name="co2" table:default-cell-style-name="ce29"/>
        <table:table-column table:style-name="co3" table:default-cell-style-name="Default"/>
        <table:table-row table:style-name="ro1">
          <table:table-cell table:number-columns-repeated="2"/>
          <table:table-cell table:style-name="ce1"/>
          <table:table-cell table:style-name="ce7"/>
          <table:table-cell table:style-name="ce13"/>
          <table:table-cell>
            <draw:frame table:end-cell-address="'дохлый 1500'.P28" table:end-x="0.216cm" table:end-y="0.31cm" draw:z-index="0" draw:style-name="gr1" draw:text-style-name="P1" svg:width="22.077cm" svg:height="12.36cm" svg:x="0.721cm" svg:y="0.126cm">
              <draw:object draw:notify-on-update-of-ranges="'дохлый 1500'.C4:'дохлый 1500'.C43 'дохлый 1500'.D2:'дохлый 1500'.D2 'дохлый 1500'.D4:'дохлый 1500'.D43 'дохлый 1500'.C4:'дохлый 1500'.C24 'дохлый 1500'.E2:'дохлый 1500'.E2 'дохлый 1500'.E4:'дохлый 1500'.E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table:style-name="ce2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4" office:value-type="string">
            <text:p>V зарядки.</text:p>
          </table:table-cell>
          <table:table-cell/>
        </table:table-row>
        <table:table-row table:style-name="ro3">
          <table:table-cell table:number-columns-repeated="2"/>
          <table:table-cell table:style-name="ce21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5" office:value-type="float" office:value="0">
            <text:p>0,00</text:p>
          </table:table-cell>
          <table:table-cell/>
        </table:table-row>
        <table:table-row table:style-name="ro3">
          <table:table-cell table:number-columns-repeated="2"/>
          <table:table-cell table:style-name="ce22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6" office:value-type="float" office:value="4.16">
            <text:p>4,16</text:p>
          </table:table-cell>
          <table:table-cell table:formula="of:=[.E4]-[.D4]" office:value-type="float" office:value="0.27">
            <text:p>0,27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 table:formula="of:=[.E5]-[.D5]" office:value-type="float" office:value="0.23">
            <text:p>0,23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6" office:value-type="float" office:value="4.2">
            <text:p>4,20</text:p>
          </table:table-cell>
          <table:table-cell table:formula="of:=[.E6]-[.D6]" office:value-type="float" office:value="0.22">
            <text:p>0,22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6" office:value-type="float" office:value="4.24">
            <text:p>4,24</text:p>
          </table:table-cell>
          <table:table-cell table:formula="of:=[.E7]-[.D7]" office:value-type="float" office:value="0.25">
            <text:p>0,25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6" office:value-type="float" office:value="4.25">
            <text:p>4,25</text:p>
          </table:table-cell>
          <table:table-cell table:formula="of:=[.E8]-[.D8]" office:value-type="float" office:value="0.24">
            <text:p>0,24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6" office:value-type="float" office:value="4.27">
            <text:p>4,27</text:p>
          </table:table-cell>
          <table:table-cell table:formula="of:=[.E9]-[.D9]" office:value-type="float" office:value="0.239999999999999">
            <text:p>0,24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6" office:value-type="float" office:value="4.28">
            <text:p>4,28</text:p>
          </table:table-cell>
          <table:table-cell table:formula="of:=[.E10]-[.D10]" office:value-type="float" office:value="0.24">
            <text:p>0,24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6" office:value-type="float" office:value="4.3">
            <text:p>4,30</text:p>
          </table:table-cell>
          <table:table-cell table:formula="of:=[.E11]-[.D11]" office:value-type="float" office:value="0.25">
            <text:p>0,25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6" office:value-type="float" office:value="4.32">
            <text:p>4,32</text:p>
          </table:table-cell>
          <table:table-cell table:formula="of:=[.E12]-[.D12]" office:value-type="float" office:value="0.24">
            <text:p>0,24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 table:formula="of:=[.E13]-[.D13]" office:value-type="float" office:value="0.239999999999999">
            <text:p>0,24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 table:formula="of:=[.E14]-[.D14]" office:value-type="float" office:value="0.67">
            <text:p>0,67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2">
            <text:p>4,82</text:p>
          </table:table-cell>
          <table:table-cell table:formula="of:=[.E15]-[.D15]" office:value-type="float" office:value="0.71">
            <text:p>0,71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4">
            <text:p>4,84</text:p>
          </table:table-cell>
          <table:table-cell table:formula="of:=[.E16]-[.D16]" office:value-type="float" office:value="0.73">
            <text:p>0,73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6">
            <text:p>4,86</text:p>
          </table:table-cell>
          <table:table-cell table:formula="of:=[.E17]-[.D17]" office:value-type="float" office:value="0.75">
            <text:p>0,75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6" office:value-type="float" office:value="4.88">
            <text:p>4,88</text:p>
          </table:table-cell>
          <table:table-cell table:formula="of:=[.E18]-[.D18]" office:value-type="float" office:value="0.76">
            <text:p>0,76</text:p>
          </table:table-cell>
        </table:table-row>
        <table:table-row table:style-name="ro3">
          <table:table-cell table:number-columns-repeated="2"/>
          <table:table-cell table:style-name="ce22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 table:formula="of:=[.E19]-[.D19]" office:value-type="float" office:value="0.77">
            <text:p>0,77</text:p>
          </table:table-cell>
        </table:table-row>
        <table:table-row table:style-name="ro3">
          <table:table-cell table:number-columns-repeated="2"/>
          <table:table-cell table:style-name="ce22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 table:formula="of:=[.E20]-[.D20]" office:value-type="float" office:value="0.79">
            <text:p>0,79</text:p>
          </table:table-cell>
        </table:table-row>
        <table:table-row table:style-name="ro3">
          <table:table-cell table:number-columns-repeated="2"/>
          <table:table-cell table:style-name="ce22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 table:formula="of:=[.E21]-[.D21]" office:value-type="float" office:value="0.77">
            <text:p>0,77</text:p>
          </table:table-cell>
        </table:table-row>
        <table:table-row table:style-name="ro3">
          <table:table-cell table:number-columns-repeated="2"/>
          <table:table-cell table:style-name="ce22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6" office:value-type="float" office:value="4.9">
            <text:p>4,90</text:p>
          </table:table-cell>
          <table:table-cell table:formula="of:=[.E22]-[.D22]" office:value-type="float" office:value="0.760000000000001">
            <text:p>0,76</text:p>
          </table:table-cell>
        </table:table-row>
        <table:table-row table:style-name="ro3">
          <table:table-cell table:number-columns-repeated="2"/>
          <table:table-cell table:style-name="ce22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6" office:value-type="float" office:value="4.96">
            <text:p>4,96</text:p>
          </table:table-cell>
          <table:table-cell table:formula="of:=[.E23]-[.D23]" office:value-type="float" office:value="0.81">
            <text:p>0,81</text:p>
          </table:table-cell>
        </table:table-row>
        <table:table-row table:style-name="ro3">
          <table:table-cell table:number-columns-repeated="2"/>
          <table:table-cell table:style-name="ce22" office:value-type="time" office:time-value="PT02H17M00S">
            <text:p>02:17:00</text:p>
          </table:table-cell>
          <table:table-cell table:style-name="ce10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formula="of:=[.E24]-[.D24]" office:value-type="float" office:value="0.83">
            <text:p>0,83</text:p>
          </table:table-cell>
        </table:table-row>
        <table:table-row table:style-name="ro3">
          <table:table-cell table:number-columns-repeated="2"/>
          <table:table-cell table:style-name="ce23" office:value-type="time" office:time-value="PT02H17M00S">
            <text:p>02:17:00</text:p>
          </table:table-cell>
          <table:table-cell table:style-name="ce11" office:value-type="float" office:value="4.09">
            <text:p>4,09</text:p>
          </table:table-cell>
          <table:table-cell table:style-name="ce17" office:value-type="float" office:value="5.11">
            <text:p>5,11</text:p>
          </table:table-cell>
          <table:table-cell/>
        </table:table-row>
        <table:table-row table:style-name="ro3">
          <table:table-cell/>
          <table:table-cell table:style-name="ce19" office:value-type="date" office:date-value="2016-11-17T01:00:00">
            <text:p>17.11.16 01:00</text:p>
          </table:table-cell>
          <table:table-cell table:style-name="ce23" office:value-type="time" office:time-value="PT02H30M00S">
            <text:p>02:30:00</text:p>
          </table:table-cell>
          <table:table-cell table:style-name="ce11" office:value-type="float" office:value="4.07">
            <text:p>4,07</text:p>
          </table:table-cell>
          <table:table-cell table:style-name="ce17"/>
          <table:table-cell/>
        </table:table-row>
        <table:table-row table:style-name="ro3">
          <table:table-cell/>
          <table:table-cell table:style-name="ce20" office:value-type="time" office:time-value="PT04H00M00S">
            <text:p>04:00:00</text:p>
          </table:table-cell>
          <table:table-cell table:style-name="ce20" office:value-type="time" office:time-value="PT03H00M00S">
            <text:p>03:00:00</text:p>
          </table:table-cell>
          <table:table-cell table:style-name="ce11" office:value-type="float" office:value="4.04">
            <text:p>4,04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04H00M00S">
            <text:p>04:00:00</text:p>
          </table:table-cell>
          <table:table-cell table:style-name="ce11" office:value-type="float" office:value="4.03">
            <text:p>4,03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05H00M00S">
            <text:p>05:00:00</text:p>
          </table:table-cell>
          <table:table-cell table:style-name="ce11" office:value-type="float" office:value="4.01">
            <text:p>4,01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09H27M00S">
            <text:p>09:27:00</text:p>
          </table:table-cell>
          <table:table-cell table:style-name="ce11" office:value-type="float" office:value="3.92">
            <text:p>3,92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11H32M00S">
            <text:p>11:32:00</text:p>
          </table:table-cell>
          <table:table-cell table:style-name="ce11" office:value-type="float" office:value="3.88">
            <text:p>3,88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13H56M00S">
            <text:p>13:56:00</text:p>
          </table:table-cell>
          <table:table-cell table:style-name="ce11" office:value-type="float" office:value="3.84">
            <text:p>3,84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/>
          <table:table-cell table:style-name="ce20" office:value-type="time" office:time-value="PT24H24M00S">
            <text:p>24:24:00</text:p>
          </table:table-cell>
          <table:table-cell table:style-name="ce11" office:value-type="float" office:value="3.75">
            <text:p>3,75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01:48:00">
            <text:p>18.11.16 01:48</text:p>
          </table:table-cell>
          <table:table-cell table:style-name="ce20" table:formula="of:=[.B34]-[.$B$26]+[.$B$27]" office:value-type="time" office:time-value="PT28H48M00S">
            <text:p>28:48:00</text:p>
          </table:table-cell>
          <table:table-cell table:style-name="ce11" office:value-type="float" office:value="3.74">
            <text:p>3,74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08:12:00">
            <text:p>18.11.16 08:12</text:p>
          </table:table-cell>
          <table:table-cell table:style-name="ce20" table:formula="of:=[.B35]-[.$B$26]+[.$B$27]" office:value-type="time" office:time-value="PT35H12M00S">
            <text:p>35:12:00</text:p>
          </table:table-cell>
          <table:table-cell table:style-name="ce11" office:value-type="float" office:value="3.71">
            <text:p>3,71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11:32:00">
            <text:p>18.11.16 11:32</text:p>
          </table:table-cell>
          <table:table-cell table:style-name="ce20" table:formula="of:=[.B36]-[.$B$26]+[.$B$27]" office:value-type="time" office:time-value="PT38H32M00S">
            <text:p>38:32:00</text:p>
          </table:table-cell>
          <table:table-cell table:style-name="ce11" office:value-type="float" office:value="3.69">
            <text:p>3,69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15:16:00">
            <text:p>18.11.16 15:16</text:p>
          </table:table-cell>
          <table:table-cell table:style-name="ce20" table:formula="of:=[.B37]-[.$B$26]+[.$B$27]" office:value-type="time" office:time-value="PT42H16M00S">
            <text:p>42:16:00</text:p>
          </table:table-cell>
          <table:table-cell table:style-name="ce11" office:value-type="float" office:value="3.64">
            <text:p>3,64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17:47:00">
            <text:p>18.11.16 17:47</text:p>
          </table:table-cell>
          <table:table-cell table:style-name="ce20" table:formula="of:=[.B38]-[.$B$26]+[.$B$27]" office:value-type="time" office:time-value="PT44H47M00S">
            <text:p>44:47:00</text:p>
          </table:table-cell>
          <table:table-cell table:style-name="ce11" office:value-type="float" office:value="3.61">
            <text:p>3,61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21:49:00">
            <text:p>18.11.16 21:49</text:p>
          </table:table-cell>
          <table:table-cell table:style-name="ce20" table:formula="of:=[.B39]-[.$B$26]+[.$B$27]" office:value-type="time" office:time-value="PT48H49M00S">
            <text:p>48:49:00</text:p>
          </table:table-cell>
          <table:table-cell table:style-name="ce11" office:value-type="float" office:value="3.48">
            <text:p>3,48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8T23:24:00">
            <text:p>18.11.16 23:24</text:p>
          </table:table-cell>
          <table:table-cell table:style-name="ce20" table:formula="of:=[.B40]-[.$B$26]+[.$B$27]" office:value-type="time" office:time-value="PT50H24M00S">
            <text:p>50:24:00</text:p>
          </table:table-cell>
          <table:table-cell table:style-name="ce11" office:value-type="float" office:value="3.38">
            <text:p>3,38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9T01:27:00">
            <text:p>19.11.16 01:27</text:p>
          </table:table-cell>
          <table:table-cell table:style-name="ce20" table:formula="of:=[.B41]-[.$B$26]+[.$B$27]" office:value-type="time" office:time-value="PT52H27M00S">
            <text:p>52:27:00</text:p>
          </table:table-cell>
          <table:table-cell table:style-name="ce11" office:value-type="float" office:value="3.32">
            <text:p>3,32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9T02:08:00">
            <text:p>19.11.16 02:08</text:p>
          </table:table-cell>
          <table:table-cell table:style-name="ce20" table:formula="of:=[.B42]-[.$B$26]+[.$B$27]" office:value-type="time" office:time-value="PT53H08M00S">
            <text:p>53:08:00</text:p>
          </table:table-cell>
          <table:table-cell table:style-name="ce11" office:value-type="float" office:value="3.28">
            <text:p>3,28</text:p>
          </table:table-cell>
          <table:table-cell table:style-name="ce17"/>
          <table:table-cell/>
        </table:table-row>
        <table:table-row table:style-name="ro3">
          <table:table-cell/>
          <table:table-cell table:style-name="ce19" office:value-type="date" office:date-value="2016-11-19T04:47:00">
            <text:p>19.11.16 04:47</text:p>
          </table:table-cell>
          <table:table-cell table:style-name="ce20" table:formula="of:=[.B43]-[.$B$26]+[.$B$27]" office:value-type="time" office:time-value="PT55H47M00S">
            <text:p>55:47:00</text:p>
          </table:table-cell>
          <table:table-cell table:style-name="ce11" office:value-type="float" office:value="2.95">
            <text:p>2,95</text:p>
          </table:table-cell>
          <table:table-cell table:style-name="ce17"/>
          <table:table-cell/>
        </table:table-row>
        <table:table-row table:style-name="ro3" table:number-rows-repeated="4">
          <table:table-cell table:number-columns-repeated="2"/>
          <table:table-cell table:style-name="ce24"/>
          <table:table-cell table:number-columns-repeated="3"/>
        </table:table-row>
        <table:table-row table:style-name="ro3" table:number-rows-repeated="64">
          <table:table-cell table:number-columns-repeated="6"/>
        </table:table-row>
        <table:table-row table:style-name="ro3">
          <table:table-cell table:number-columns-repeated="2"/>
          <table:table-cell table:style-name="ce26"/>
          <table:table-cell table:style-name="ce28"/>
          <table:table-cell table:style-name="ce30"/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09:47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1-19T09:47:24</dc:date>
    <dc:creator>Владимир Ласкин</dc:creator>
    <meta:editing-duration>PT4H50M23S</meta:editing-duration>
    <meta:editing-cycles>15</meta:editing-cycles>
    <meta:generator>OpenOffice/4.1.2$Win32 OpenOffice.org_project/412m3$Build-9782</meta:generator>
    <meta:printed-by>Владимир Ласкин</meta:printed-by>
    <meta:print-date>2016-09-04T12:26:35.51</meta:print-date>
    <meta:document-statistic meta:table-count="3" meta:cell-count="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зарядка - UltraFire 6000'.B4:'зарядка - UltraFire 6000'.E32 'зарядка - UltraFire 6000'.C2:'зарядка - 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зарядка - UltraFire 6000'.C4:'зарядка - UltraFire 6000'.C32" chart:label-cell-address="'зарядка - UltraFire 6000'.C2:'зарядка - UltraFire 6000'.C2" chart:class="chart:scatter">
            <chart:domain table:cell-range-address="'зарядка - UltraFire 6000'.B4:'зарядка - UltraFire 6000'.B32"/>
            <chart:data-point chart:repeated="29"/>
          </chart:series>
          <chart:series chart:attached-axis="primary-y" chart:style-name="ch10" chart:values-cell-range-address="'зарядка - UltraFire 6000'.D4:'зарядка - UltraFire 6000'.D32" chart:label-cell-address="'зарядка - UltraFire 6000'.D2:'зарядка - UltraFire 6000'.D2" chart:class="chart:scatter">
            <chart:data-point chart:repeated="29"/>
          </chart:series>
          <chart:series chart:attached-axis="primary-y" chart:style-name="ch11" chart:values-cell-range-address="'зарядка - UltraFire 6000'.E4:'зарядка - UltraFire 6000'.E32" chart:label-cell-address="'зарядка - UltraFire 6000'.E2:'зарядка - 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зарядка - UltraFire 6000'.C2:'зарядка - UltraFire 6000'.C2</svg:desc>
                </draw:g>
              </table:table-cell>
              <table:table-cell office:value-type="string">
                <text:p>U [V] внеш.</text:p>
                <draw:g>
                  <svg:desc>'зарядка - UltraFire 6000'.D2:'зарядка - UltraFire 6000'.D2</svg:desc>
                </draw:g>
              </table:table-cell>
              <table:table-cell office:value-type="string">
                <text:p>U [V] внутр.</text:p>
                <draw:g>
                  <svg:desc>'зарядка - UltraFire 6000'.E2:'зарядка - 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472222222222">
                <text:p>0.428472222222222</text:p>
                <draw:g>
                  <svg:desc>'зарядка - UltraFire 6000'.B4:'зарядка - UltraFire 6000'.B32</svg:desc>
                </draw:g>
              </table:table-cell>
              <table:table-cell office:value-type="float" office:value="1.03">
                <text:p>1.03</text:p>
                <draw:g>
                  <svg:desc>'зарядка - UltraFire 6000'.C4:'зарядка - UltraFire 6000'.C32</svg:desc>
                </draw:g>
              </table:table-cell>
              <table:table-cell office:value-type="float" office:value="4.79">
                <text:p>4.79</text:p>
                <draw:g>
                  <svg:desc>'зарядка - UltraFire 6000'.D4:'зарядка - UltraFire 6000'.D32</svg:desc>
                </draw:g>
              </table:table-cell>
              <table:table-cell office:value-type="float" office:value="3.76">
                <text:p>3.76</text:p>
                <draw:g>
                  <svg:desc>'зарядка - UltraFire 6000'.E4:'зарядка - 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75">
                <text:p>0.44375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5">
                <text:p>0.46875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78cm" svg:height="12.361cm" xlink:href=".." xlink:type="simple" chart:class="chart:scatter" chart:style-name="ch1">
        <chart:legend svg:x="2.15cm" svg:y="9.797cm" style:legend-expansion="custom" chartooo:width="3.074cm" chartooo:height="1.148cm" style:legend-expansion-aspect-ratio="2.67770034843206" chart:style-name="ch2"/>
        <chart:plot-area chart:style-name="ch3" table:cell-range-address="'дохлый 1500'.C4:'дохлый 1500'.D43 'дохлый 1500'.D2:'дохлый 1500'.E2 'дохлый 1500'.E4:'дохлый 1500'.E24" chart:data-source-has-labels="row" svg:x="0.58cm" svg:y="0.56cm" svg:width="20.629cm" svg:height="11.596cm">
          <chartooo:coordinate-region svg:x="1.492cm" svg:y="0.772cm" svg:width="19.292cm" svg:height="10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D4:'дохлый 1500'.D43" chart:label-cell-address="'дохлый 1500'.D2:'дохлый 1500'.D2" chart:class="chart:scatter">
            <chart:domain table:cell-range-address="'дохлый 1500'.C4:'дохлый 1500'.C43"/>
            <chart:data-point chart:repeated="40"/>
          </chart:series>
          <chart:series chart:style-name="ch8" chart:values-cell-range-address="'дохлый 1500'.E4:'дохлый 1500'.E24" chart:label-cell-address="'дохлый 1500'.E2:'дохлый 1500'.E2" chart:class="chart:scatter">
            <chart:domain table:cell-range-address="'дохлый 1500'.C4:'дохлый 1500'.C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V батареи.</text:p>
                <draw:g>
                  <svg:desc>'дохлый 1500'.D2:'дохлый 1500'.D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V зарядки.</text:p>
                <draw:g>
                  <svg:desc>'дохлый 1500'.E2:'дохлый 15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C4:'дохлый 1500'.C43</svg:desc>
                </draw:g>
              </table:table-cell>
              <table:table-cell office:value-type="float" office:value="3.89">
                <text:p>3.89</text:p>
                <draw:g>
                  <svg:desc>'дохлый 1500'.D4:'дохлый 1500'.D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C4:'дохлый 1500'.C24</svg:desc>
                </draw:g>
              </table:table-cell>
              <table:table-cell office:value-type="float" office:value="4.16">
                <text:p>4.16</text:p>
                <draw:g>
                  <svg:desc>'дохлый 1500'.E4:'дохлый 1500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">
                <text:p>0.125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375">
                <text:p>0.39375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999999999952">
                <text:p>1.19999999999952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666666666958">
                <text:p>1.46666666666958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0555555556008">
                <text:p>1.60555555556008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111111111337">
                <text:p>1.76111111111337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597222222432">
                <text:p>1.86597222222432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402777778198">
                <text:p>2.03402777778198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0000000000097">
                <text:p>2.10000000000097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8541666666958">
                <text:p>2.18541666666958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388888889002">
                <text:p>2.21388888889002</text:p>
              </table:table-cell>
              <table:table-cell office:value-type="float" office:value="3.28">
                <text:p>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2430555556008">
                <text:p>2.32430555556008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